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bcbcdb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e8e8c4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e8e8c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background-color="#e6d0ea" fo:padding="0.0382in" fo:border-left="0.05pt solid #000000" fo:border-right="none" fo:border-top="none" fo:border-bottom="0.05pt solid #000000">
        <style:background-image/>
      </style:table-cell-properties>
    </style:style>
    <style:style style:name="Table1.E5" style:family="table-cell">
      <style:table-cell-properties fo:background-color="#bcbcdb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441in" style:rel-column-width="3515*"/>
    </style:style>
    <style:style style:name="Table2.B" style:family="table-column">
      <style:table-column-properties style:column-width="2.2486in" style:rel-column-width="3238*"/>
    </style:style>
    <style:style style:name="Table2.C" style:family="table-column">
      <style:table-column-properties style:column-width="2.2354in" style:rel-column-width="3219*"/>
    </style:style>
    <style:style style:name="Table2.A1" style:family="table-cell">
      <style:table-cell-properties fo:background-color="#e6d0e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bcbcdb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e8e8c4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01f50d8" officeooo:paragraph-rsid="001f50d8"/>
    </style:style>
    <style:style style:name="P2" style:family="paragraph" style:parent-style-name="Standard">
      <style:paragraph-properties fo:text-align="center" style:justify-single-word="false"/>
      <style:text-properties officeooo:rsid="001f50d8" officeooo:paragraph-rsid="001f50d8"/>
    </style:style>
    <style:style style:name="P3" style:family="paragraph" style:parent-style-name="Standard">
      <style:text-properties officeooo:rsid="001f50d8" officeooo:paragraph-rsid="002066ed"/>
    </style:style>
    <style:style style:name="P4" style:family="paragraph" style:parent-style-name="Standard">
      <style:text-properties officeooo:rsid="002066ed" officeooo:paragraph-rsid="002066ed"/>
    </style:style>
    <style:style style:name="P5" style:family="paragraph" style:parent-style-name="Standard">
      <style:text-properties officeooo:rsid="00220dd0" officeooo:paragraph-rsid="00220dd0"/>
    </style:style>
    <style:style style:name="P6" style:family="paragraph" style:parent-style-name="Standard">
      <style:text-properties officeooo:rsid="00220dd0" officeooo:paragraph-rsid="00229278"/>
    </style:style>
    <style:style style:name="P7" style:family="paragraph" style:parent-style-name="Standard">
      <style:text-properties fo:font-style="italic" officeooo:rsid="00220dd0" officeooo:paragraph-rsid="0023af02" style:font-style-asian="italic" style:font-style-complex="italic"/>
    </style:style>
    <style:style style:name="P8" style:family="paragraph" style:parent-style-name="Standard">
      <style:text-properties officeooo:rsid="00229278" officeooo:paragraph-rsid="00220dd0"/>
    </style:style>
    <style:style style:name="P9" style:family="paragraph" style:parent-style-name="Standard">
      <style:text-properties officeooo:rsid="00229278" officeooo:paragraph-rsid="00229278"/>
    </style:style>
    <style:style style:name="P10" style:family="paragraph" style:parent-style-name="Standard">
      <style:text-properties officeooo:rsid="00229278" officeooo:paragraph-rsid="0022c963"/>
    </style:style>
    <style:style style:name="P11" style:family="paragraph" style:parent-style-name="Standard">
      <style:text-properties officeooo:rsid="00229278" officeooo:paragraph-rsid="0023af02"/>
    </style:style>
    <style:style style:name="P12" style:family="paragraph" style:parent-style-name="Standard">
      <style:text-properties officeooo:rsid="0023169c" officeooo:paragraph-rsid="0023169c"/>
    </style:style>
    <style:style style:name="P13" style:family="paragraph" style:parent-style-name="Standard">
      <style:text-properties officeooo:rsid="0023af02" officeooo:paragraph-rsid="0023af02"/>
    </style:style>
    <style:style style:name="P14" style:family="paragraph" style:parent-style-name="Standard">
      <style:text-properties officeooo:rsid="00244c43" officeooo:paragraph-rsid="00244c43"/>
    </style:style>
    <style:style style:name="P15" style:family="paragraph" style:parent-style-name="Table_20_Contents">
      <style:paragraph-properties fo:text-align="center" style:justify-single-word="false"/>
      <style:text-properties officeooo:rsid="001f50d8" officeooo:paragraph-rsid="001f50d8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f50d8" officeooo:paragraph-rsid="001f50d8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officeooo:rsid="002066ed" officeooo:paragraph-rsid="002066ed"/>
    </style:style>
    <style:style style:name="T1" style:family="text">
      <style:text-properties officeooo:rsid="001f50d8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2c963"/>
    </style:style>
    <style:style style:name="T4" style:family="text">
      <style:text-properties officeooo:rsid="00229278"/>
    </style:style>
    <style:style style:name="T5" style:family="text">
      <style:text-properties officeooo:rsid="0022c963"/>
    </style:style>
    <style:style style:name="T6" style:family="text">
      <style:text-properties fo:font-weight="bold" officeooo:rsid="0022c963" style:font-weight-asian="bold" style:font-weight-complex="bold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23af02"/>
    </style:style>
    <style:style style:name="T9" style:family="text">
      <style:text-properties officeooo:rsid="0023af02"/>
    </style:style>
    <style:style style:name="T10" style:family="text">
      <style:text-properties officeooo:rsid="00244c4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And-Not-Or Set</text:span> Matrix</text:p>
      <text:p text:style-name="P2">by Sven Nilsen, 2020</text:p>
      <text:p text:style-name="P1"/>
      <text:p text:style-name="P7">In this paper I <text:span text:style-name="T9">derive the complexity of Boolean Algebra of `n` objects, using an and-not-or set matrix.</text:span></text:p>
      <text:p text:style-name="P1"/>
      <text:p text:style-name="P4">Since `and(a, b) = and(b, a)` and `or(a, b) = or(b, a)`, one can put both inside a set matrix:</text:p>
      <text:p text:style-name="P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>00</text:p>
          </table:table-cell>
          <table:table-cell table:style-name="Table1.A1" office:value-type="string">
            <text:p text:style-name="P16">01</text:p>
          </table:table-cell>
          <table:table-cell table:style-name="Table1.A1" office:value-type="string">
            <text:p text:style-name="P16">10</text:p>
          </table:table-cell>
          <table:table-cell table:style-name="Table1.E1" office:value-type="string">
            <text:p text:style-name="P16">11</text:p>
          </table:table-cell>
        </table:table-row>
        <table:table-row>
          <table:table-cell table:style-name="Table1.A2" office:value-type="string">
            <text:p text:style-name="P16">00</text:p>
          </table:table-cell>
          <table:table-cell table:style-name="Table1.B2" office:value-type="string">
            <text:p text:style-name="P15">11</text:p>
          </table:table-cell>
          <table:table-cell table:style-name="Table1.C2" office:value-type="string">
            <text:p text:style-name="P15">01</text:p>
          </table:table-cell>
          <table:table-cell table:style-name="Table1.C2" office:value-type="string">
            <text:p text:style-name="P15">10</text:p>
          </table:table-cell>
          <table:table-cell table:style-name="Table1.E2" office:value-type="string">
            <text:p text:style-name="P15">11</text:p>
          </table:table-cell>
        </table:table-row>
        <table:table-row>
          <table:table-cell table:style-name="Table1.A2" office:value-type="string">
            <text:p text:style-name="P16">01</text:p>
          </table:table-cell>
          <table:table-cell table:style-name="Table1.B3" office:value-type="string">
            <text:p text:style-name="P15">00</text:p>
          </table:table-cell>
          <table:table-cell table:style-name="Table1.B2" office:value-type="string">
            <text:p text:style-name="P15">10</text:p>
          </table:table-cell>
          <table:table-cell table:style-name="Table1.C2" office:value-type="string">
            <text:p text:style-name="P15">11</text:p>
          </table:table-cell>
          <table:table-cell table:style-name="Table1.E2" office:value-type="string">
            <text:p text:style-name="P15">11</text:p>
          </table:table-cell>
        </table:table-row>
        <table:table-row>
          <table:table-cell table:style-name="Table1.A2" office:value-type="string">
            <text:p text:style-name="P16">10</text:p>
          </table:table-cell>
          <table:table-cell table:style-name="Table1.B3" office:value-type="string">
            <text:p text:style-name="P15">00</text:p>
          </table:table-cell>
          <table:table-cell table:style-name="Table1.B3" office:value-type="string">
            <text:p text:style-name="P15">00</text:p>
          </table:table-cell>
          <table:table-cell table:style-name="Table1.B2" office:value-type="string">
            <text:p text:style-name="P15">01</text:p>
          </table:table-cell>
          <table:table-cell table:style-name="Table1.E2" office:value-type="string">
            <text:p text:style-name="P15">11</text:p>
          </table:table-cell>
        </table:table-row>
        <table:table-row>
          <table:table-cell table:style-name="Table1.A2" office:value-type="string">
            <text:p text:style-name="P16">11</text:p>
          </table:table-cell>
          <table:table-cell table:style-name="Table1.B3" office:value-type="string">
            <text:p text:style-name="P15">00</text:p>
          </table:table-cell>
          <table:table-cell table:style-name="Table1.B3" office:value-type="string">
            <text:p text:style-name="P15">01</text:p>
          </table:table-cell>
          <table:table-cell table:style-name="Table1.B3" office:value-type="string">
            <text:p text:style-name="P15">10</text:p>
          </table:table-cell>
          <table:table-cell table:style-name="Table1.E5" office:value-type="string">
            <text:p text:style-name="P15">00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8">and</text:p>
          </table:table-cell>
          <table:table-cell table:style-name="Table2.B1" office:value-type="string">
            <text:p text:style-name="P18">not</text:p>
          </table:table-cell>
          <table:table-cell table:style-name="Table2.C1" office:value-type="string">
            <text:p text:style-name="P18">or</text:p>
          </table:table-cell>
        </table:table-row>
      </table:table>
      <text:p text:style-name="P3"/>
      <text:p text:style-name="P5">The diagonal is filled with the inverse, since `and(a, a) = a` and `or(a, a) = a`.</text:p>
      <text:p text:style-name="P5"/>
      <text:p text:style-name="P5">This `m ⨯ m` set matrix is a complete representation of a Boolean Algebra of sets with size `m`.</text:p>
      <text:p text:style-name="P6"/>
      <text:p text:style-name="P9">Since `and[not] &lt;=&gt; or`, the whole matrix can be generated from a triangle using the diagonal:</text:p>
      <text:p text:style-name="P9"/>
      <text:p text:style-name="P9"><text:tab/>m · (m – 1) / 2 + m<text:tab/><text:tab/>Size of <text:span text:style-name="T9">a</text:span> strictly triangular matrix plus the diagonal</text:p>
      <text:p text:style-name="P5"/>
      <text:p text:style-name="P9">For example:</text:p>
      <text:p text:style-name="P9"/>
      <text:p text:style-name="P9"><text:tab/><text:span text:style-name="T5">or(01, 10) = not(and(not(01), not(10)) = not(and(10, 01)) = not(00) = 11</text:span></text:p>
      <text:p text:style-name="P5"/>
      <text:p text:style-name="P14">One can use `nand` alone since `nand(a, a) = not(a)` and `not(nand(a, b)) = and(a, b)`.</text:p>
      <text:p text:style-name="P14">However, this has the same complexity since `nand(a, a)` fills the diagonal.</text:p>
      <text:p text:style-name="P14"/>
      <text:p text:style-name="P5">For `n` objects, the number of sets are `2<text:span text:style-name="T2">n</text:span>`, so <text:span text:style-name="T4">this gives the complexity of the Boolean Algebra:</text:span></text:p>
      <text:p text:style-name="P8"/>
      <text:p text:style-name="P10"><text:tab/> <text:span text:style-name="T5">2</text:span><text:span text:style-name="T3">n</text:span> · (<text:span text:style-name="T5">2</text:span><text:span text:style-name="T3">n</text:span> – 1) / 2 + <text:span text:style-name="T5">2</text:span><text:span text:style-name="T3">n</text:span></text:p>
      <text:p text:style-name="P10"/>
      <text:p text:style-name="P10"><text:tab/><text:span text:style-name="T6">n<text:tab/>complexity</text:span></text:p>
      <text:p text:style-name="P10"><text:tab/><text:span text:style-name="T9">0<text:tab/>1<text:tab/>2<text:tab/>3<text:tab/>4<text:tab/>5<text:tab/>6<text:tab/>7<text:tab/>8<text:tab/>9</text:span></text:p>
      <text:p text:style-name="P11"><text:tab/><text:span text:style-name="T9">1<text:tab/>3<text:tab/>10<text:tab/>36<text:tab/>136<text:tab/>528<text:tab/>2080<text:tab/>8256<text:tab/>32896<text:tab/>131328</text:span></text:p>
      <text:p text:style-name="P10"/>
      <text:p text:style-name="P13">The `n = 0` algebra <text:span text:style-name="T5">contains only the empty set, characterized by `not(a) = a`.</text:span></text:p>
      <text:p text:style-name="P13">The `n = 1` algebra is isomorphic to the Boolean Algebra on bi<text:span text:style-name="T10">ts</text:span>.</text:p>
      <text:p text:style-name="P13"/>
      <text:p text:style-name="P12">When `n` goes to infinity, the ratio of `complexity(n+1) / complexity(n)` converges to 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14:09:27.418475000</meta:creation-date>
    <dc:date>2020-04-12T15:29:20.091238000</dc:date>
    <meta:editing-duration>PT7M40S</meta:editing-duration>
    <meta:editing-cycles>1</meta:editing-cycles>
    <meta:document-statistic meta:table-count="2" meta:image-count="0" meta:object-count="0" meta:page-count="1" meta:paragraph-count="47" meta:word-count="273" meta:character-count="1320" meta:non-whitespace-character-count="1084"/>
    <meta:generator>LibreOffice/5.1.2.2$MacOSX_X86_64 LibreOffice_project/d3bf12ecb743fc0d20e0be0c58ca359301eb705f</meta:generator>
  </office:meta>
</office:document-meta>
</file>